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14" style:family="table">
      <style:table-properties style:width="13.593cm" table:align="center"/>
    </style:style>
    <style:style style:name="Tabla14.A" style:family="table-column">
      <style:table-column-properties style:column-width="13.593cm"/>
    </style:style>
    <style:style style:name="Tabla14.A1" style:family="table-cell">
      <style:table-cell-properties fo:padding="0.097cm" fo:border="none"/>
    </style:style>
    <style:style style:name="Tabla15" style:family="table">
      <style:table-properties style:width="13.593cm" table:align="center"/>
    </style:style>
    <style:style style:name="Tabla15.A" style:family="table-column">
      <style:table-column-properties style:column-width="13.593cm"/>
    </style:style>
    <style:style style:name="Tabla15.A1" style:family="table-cell">
      <style:table-cell-properties fo:padding="0.097cm" fo:border="none"/>
    </style:style>
    <style:style style:name="Tabla16" style:family="table">
      <style:table-properties style:width="13.593cm" table:align="center"/>
    </style:style>
    <style:style style:name="Tabla16.A" style:family="table-column">
      <style:table-column-properties style:column-width="13.593cm"/>
    </style:style>
    <style:style style:name="Tabla16.A1" style:family="table-cell">
      <style:table-cell-properties fo:padding="0.097cm" fo:border="none"/>
    </style:style>
    <style:style style:name="Tabla17" style:family="table">
      <style:table-properties style:width="13.593cm" table:align="center"/>
    </style:style>
    <style:style style:name="Tabla17.A" style:family="table-column">
      <style:table-column-properties style:column-width="13.593cm"/>
    </style:style>
    <style:style style:name="Tabla17.A1" style:family="table-cell">
      <style:table-cell-properties fo:padding="0.097cm" fo:border="none"/>
    </style:style>
    <style:style style:name="Tabla22" style:family="table">
      <style:table-properties style:width="13.593cm" table:align="center"/>
    </style:style>
    <style:style style:name="Tabla22.A" style:family="table-column">
      <style:table-column-properties style:column-width="13.593cm"/>
    </style:style>
    <style:style style:name="Tabla22.A1" style:family="table-cell">
      <style:table-cell-properties fo:padding="0.097cm" fo:border="none"/>
    </style:style>
    <style:style style:name="Tabla13" style:family="table">
      <style:table-properties style:width="13.593cm" table:align="center"/>
    </style:style>
    <style:style style:name="Tabla13.A" style:family="table-column">
      <style:table-column-properties style:column-width="13.593cm"/>
    </style:style>
    <style:style style:name="Tabla13.A1" style:family="table-cell">
      <style:table-cell-properties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Bloque_20_Tabla">
      <style:text-properties fo:font-weight="bold" style:font-weight-asian="bold" style:font-weight-complex="bold"/>
    </style:style>
    <style:style style:name="P13" style:family="paragraph" style:parent-style-name="Bloque_20_Tabla">
      <style:text-properties fo:font-weight="normal" style:font-weight-asian="normal" style:font-weight-complex="normal"/>
    </style:style>
    <style:style style:name="P14" style:family="paragraph" style:parent-style-name="Contents_20_Heading">
      <style:paragraph-properties fo:break-before="page"/>
    </style:style>
    <style:style style:name="P15" style:family="paragraph" style:parent-style-name="Illustration_20_Index_20_Heading">
      <style:paragraph-properties fo:break-before="page"/>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Heading_20_4">
      <style:paragraph-properties fo:break-before="page"/>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Illustration_20_Index_20_1">
      <style:paragraph-properties>
        <style:tab-stops>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urrirer" fo:font-size="12pt" style:font-size-asian="10.5pt" style:font-size-complex="12pt"/>
    </style:style>
    <style:style style:name="P24"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5"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urrirer" fo:font-size="12pt" style:font-size-asian="10.5pt" style:font-size-complex="12pt"/>
    </style:style>
    <style:style style:name="P26" style:family="paragraph" style:parent-style-name="Standard">
      <style:text-properties fo:font-size="8pt" fo:language="es" fo:country="VE" fo:font-weight="bold" style:font-size-asian="8pt" style:font-weight-asian="bold" style:font-size-complex="8pt" style:font-weight-complex="bold"/>
    </style:style>
    <style:style style:name="P27"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28" style:family="paragraph" style:parent-style-name="Text_20_body" style:list-style-name="L1">
      <style:paragraph-properties>
        <style:tab-stops>
          <style:tab-stop style:position="0.499cm"/>
        </style:tab-stops>
      </style:paragraph-properties>
    </style:style>
    <style:style style:name="P29" style:family="paragraph" style:parent-style-name="Text_20_body">
      <style:text-properties fo:font-weight="bold" style:font-weight-asian="bold" style:font-weight-complex="bold"/>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line-height="100%" fo:text-align="justify" style:justify-single-word="false"/>
    </style:style>
    <style:style style:name="P32" style:family="paragraph" style:parent-style-name="Text_20_body" style:list-style-name="L4">
      <style:paragraph-properties fo:line-height="100%" fo:text-align="justify" style:justify-single-word="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Numbering_20_2"/>
    <style:style style:name="P36"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37" style:family="paragraph" style:parent-style-name="Heading_20_3">
      <style:text-properties style:font-name="FreeSans3"/>
    </style:style>
    <style:style style:name="P38" style:family="paragraph" style:parent-style-name="Heading_20_3" style:list-style-name="Numbering_20_1"/>
    <style:style style:name="P39" style:family="paragraph" style:parent-style-name="Heading_20_3">
      <style:text-properties fo:font-weight="bold" style:font-weight-asian="bold" style:font-weight-complex="bold"/>
    </style:style>
    <style:style style:name="P40" style:family="paragraph" style:parent-style-name="Heading_20_3">
      <style:paragraph-properties fo:break-before="page"/>
    </style:style>
    <style:style style:name="P41" style:family="paragraph" style:parent-style-name="Heading_20_3" style:list-style-name="Numbering_20_1">
      <style:paragraph-properties fo:break-before="page"/>
    </style:style>
    <style:style style:name="P42" style:family="paragraph" style:parent-style-name="Heading_20_1">
      <style:paragraph-properties fo:break-before="page"/>
    </style:style>
    <style:style style:name="P43" style:family="paragraph" style:parent-style-name="Heading_20_2">
      <style:text-properties fo:font-weight="bold" style:font-weight-asian="bold" style:font-weight-complex="bold"/>
    </style:style>
    <style:style style:name="P44" style:family="paragraph" style:parent-style-name="Heading_20_2" style:list-style-name="Numbering_20_1"/>
    <style:style style:name="P45" style:family="paragraph" style:parent-style-name="Heading_20_4">
      <style:text-properties fo:font-weight="bold" style:font-weight-asian="bold" style:font-weight-complex="bold"/>
    </style:style>
    <style:style style:name="P46" style:family="paragraph" style:parent-style-name="Bloque_20_1" style:list-style-name="List_20_1"/>
    <style:style style:name="P47" style:family="paragraph" style:parent-style-name="Codigo">
      <style:text-properties fo:font-weight="normal" style:font-weight-asian="normal" style:font-weight-complex="normal"/>
    </style:style>
    <style:style style:name="P48" style:family="paragraph" style:parent-style-name="Codigo">
      <style:text-properties style:font-name="FreeSans3"/>
    </style:style>
    <style:style style:name="P49" style:family="paragraph" style:parent-style-name="Codigo">
      <style:text-properties fo:font-size="12pt" style:font-size-asian="12pt" style:font-size-complex="12pt"/>
    </style:style>
    <style:style style:name="P50"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fo:font-size="12pt" fo:font-weight="normal" style:font-size-asian="12pt" style:font-weight-asian="normal" style:font-size-complex="12pt" style:font-weight-complex="normal"/>
    </style:style>
    <style:style style:name="P51"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FreeSans3" fo:font-size="12pt" fo:font-weight="normal" style:font-size-asian="12pt" style:font-weight-asian="normal" style:font-size-complex="12pt" style:font-weight-complex="normal"/>
    </style:style>
    <style:style style:name="P52"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53"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54" style:family="paragraph" style:parent-style-name="Title">
      <style:text-properties style:font-name="FreeSans3" fo:language="es" fo:country="VE" style:language-asian="es" style:country-asian="ES" style:language-complex="ar" style:country-complex="SA"/>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officeooo:rsid="00077bef"/>
    </style:style>
    <style:style style:name="T6" style:family="text">
      <style:text-properties fo:font-weight="normal" style:font-weight-asian="normal" style:font-weight-complex="normal" officeooo:rsid="00077bef"/>
    </style:style>
    <style:style style:name="T7" style:family="text">
      <style:text-properties fo:font-weight="bold" style:font-weight-asian="bold" style:font-weight-complex="bold"/>
    </style:style>
    <style:style style:name="T8" style:family="text">
      <style:text-properties style:font-name="FreeSans3"/>
    </style:style>
    <style:style style:name="T9" style:family="text">
      <style:text-properties style:font-name="FreeSans3" fo:font-size="11pt" style:font-size-asian="11pt" style:font-size-complex="11pt"/>
    </style:style>
    <style:style style:name="T10" style:family="text">
      <style:text-properties style:font-name="FreeSans3" fo:font-size="12pt" style:font-size-asian="12pt" style:font-size-complex="12pt"/>
    </style:style>
    <style:style style:name="T11" style:family="text">
      <style:text-properties style:font-name="FreeSans3" fo:font-weight="bold" style:font-weight-asian="bold" style:font-weight-complex="bold"/>
    </style:style>
    <style:style style:name="T12" style:family="text">
      <style:text-properties style:text-underline-style="none"/>
    </style:style>
    <style:style style:name="T13" style:family="text">
      <style:text-properties style:font-name="Currirer" fo:font-size="12pt" style:font-size-asian="10.5pt" style:font-size-complex="12pt"/>
    </style:style>
    <style:style style:name="T14" style:family="text">
      <style:text-properties style:font-name="Courier New"/>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weight-asian="normal"/>
    </style:style>
    <style:style style:name="T17" style:family="text">
      <style:text-properties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54"><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8"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 de contenido</text:p>
          </text:index-title>
          <text:p text:style-name="P20"><text:s/>1. <text:s text:c="2"/>Objetivo General del Curso<text:tab/>4</text:p>
          <text:p text:style-name="P19"><text:s/>1.1. <text:s text:c="2"/>Audiencia<text:tab/>4</text:p>
          <text:p text:style-name="P19"><text:s/>1.2. <text:s text:c="2"/>Objetivos del Aprendizaje<text:tab/>4</text:p>
          <text:p text:style-name="P19"><text:s/>1.3. <text:s text:c="2"/>Acrónimos y definición de términos<text:tab/>5</text:p>
          <text:p text:style-name="P20"><text:s/>2. <text:s text:c="2"/>Introducción General del Curso<text:tab/>9</text:p>
          <text:p text:style-name="P19"><text:s/>2.1. <text:s text:c="2"/>Resumen<text:tab/>9</text:p>
          <text:p text:style-name="P19"><text:s/>2.2. <text:s text:c="2"/>Requerimientos<text:tab/>10</text:p>
          <text:p text:style-name="P19"><text:s/>2.3. <text:s text:c="2"/>Instalación<text:tab/>10</text:p>
          <text:p text:style-name="P22"><text:s/>2.3.1. <text:s text:c="2"/>Suplir las dependencias e instalar servidor PostgreSQL<text:tab/>10</text:p>
          <text:p text:style-name="P22"><text:s/>2.3.2. <text:s text:c="2"/>Configuración de la codificación unicode<text:tab/>11</text:p>
          <text:p text:style-name="P22"><text:s/>2.3.3. <text:s text:c="2"/>Instalar Catalyst<text:tab/>14</text:p>
          <text:p text:style-name="P19"><text:s/>2.4. <text:s text:c="2"/>Configuración del servidor PostgreSQL<text:tab/>15</text:p>
          <text:p text:style-name="P19"><text:s/>2.5. <text:s text:c="2"/>Copia de Código Fuente del Sistema<text:tab/>15</text:p>
          <text:p text:style-name="P19"><text:s/>2.6. <text:s text:c="2"/>Creación de la Base de Datos<text:tab/>16</text:p>
          <text:p text:style-name="P19"><text:s/>2.7. <text:s text:c="2"/>Checkout a la rama Desarrollo<text:tab/>17</text:p>
          <text:p text:style-name="P19"><text:s/>2.8. <text:s text:c="2"/>Ejecución del Sistema<text:tab/>17</text:p>
          <text:p text:style-name="P20"><text:s/>3. <text:s text:c="2"/>Conclusiones y Recomendaciones<text:tab/>18</text:p>
          <text:p text:style-name="P20"><text:s/>4. <text:s text:c="2"/>Referencias<text:tab/>19</text:p>
        </text:index-body>
      </text:table-of-content>
      <text:p text:style-name="P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5">Índice de ilustraciones</text:p>
          </text:index-title>
          <text:p text:style-name="P21">Ilustración 1: Configuración de locales<text:tab/>11</text:p>
          <text:p text:style-name="P21">Ilustración 2: Configuración de locales - selección de codificación<text:tab/>12</text:p>
          <text:p text:style-name="P21">Ilustración 3: Configuración de locales - codificación predeterminadas<text:tab/>13</text:p>
        </text:index-body>
      </text:illustration-index>
      <text:p text:style-name="P7"/>
      <text:h text:style-name="P17" text:outline-level="1">Objetivo General</text:h>
      <text:p text:style-name="P11">Instalar correctamente el Sistema para la Automatización del Protocolo de Prueba de Portales de Internet.</text:p>
      <text:p text:style-name="P11"/>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28">Instalar y configurar el servidor de base de datos</text:p>
        </text:list-item>
        <text:list-item>
          <text:p text:style-name="P28">Instalar y configurar el servidor LDAP.</text:p>
        </text:list-item>
        <text:list-item>
          <text:p text:style-name="P28">Instalar las herramientas necesarias para obtener el código fuente del sistema.</text:p>
        </text:list-item>
        <text:list-item>
          <text:p text:style-name="P28">Descargar el código fuente del sistema.</text:p>
        </text:list-item>
        <text:list-item>
          <text:p text:style-name="P28">Instalar los paquetes de Debian necesarios para satisfacer las dependencias.</text:p>
        </text:list-item>
        <text:list-item>
          <text:p text:style-name="P28">Descargar, compilar e instalar las librerías que satisfacen las dependencias del sistema. </text:p>
        </text:list-item>
        <text:list-item>
          <text:p text:style-name="P28">Cargar el árbol LDAP inicial que contiene las ramas necesarias para el correcto funcionamiento del sistema.</text:p>
        </text:list-item>
        <text:list-item>
          <text:p text:style-name="P28">Configurar los parámetros de conexión a base de datos.</text:p>
        </text:list-item>
        <text:list-item>
          <text:p text:style-name="P28">Configurar los parámetros de conexión a LDAP. </text:p>
        </text:list-item>
        <text:list-item>
          <text:p text:style-name="P28">Configurar los parámetros de conexión al WebService de la W3C</text:p>
        </text:list-item>
      </text:list>
      <text:p text:style-name="Text_20_body"/>
      <text:h text:style-name="P17" text:outline-level="1">Acrónimos y definición de términos</text:h>
      <text:h text:style-name="P43"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29"/>
      <text:h text:style-name="P43"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43" text:outline-level="2">Catalyst</text:h>
      <text:p text:style-name="Text_20_body">Es una estructura de código libre para aplicaciones web escrito en el lenguaje <text:span text:style-name="T7">Perl</text:span>. Soporta la arquitectura Modelo Vista Controlador (MVC), así como soporta algunos patrones web experimentales. Está altamente inspirado en Ruby on Rails, Maypole y Spring.</text:p>
      <text:p text:style-name="P29"/>
      <text:h text:style-name="P43" text:outline-level="2">CPAN: </text:h>
      <text:p text:style-name="Text_20_body">Es el acrónimo de Comprehensive Perl Archive Network. Es un enorme archivo de software escrito en lenguaje <text:span text:style-name="T7">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7" text:outline-level="1">Introducción</text:h>
      <text:h text:style-name="Heading_20_2" text:outline-level="2">Resumen</text:h>
      <text:p text:style-name="P10">El desarrollo del Sistema para la Automatización del Protocolo de Prueba de Portales de Internet, está construido sobre un marco de trabajo basado en el lenguaje de programación Perl llamado Catalyst Framework.</text:p>
      <text:p text:style-name="P10"/>
      <text:p text:style-name="P10">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0">La forma en que Catalyst soporta la arquitectura Modelo Vista Controlador (MVC) es la siguiente: </text:p>
      <text:p text:style-name="P10"/>
      <text:list text:style-name="L2">
        <text:list-item>
          <text:p text:style-name="P30"><text:span text:style-name="T7">Modelo: </text:span>es manejada por medio de DBIx:Class, Plucene, Net::LDAP u otras clases modelo. </text:p>
        </text:list-item>
        <text:list-item>
          <text:p text:style-name="P30"><text:span text:style-name="T7">Vista:</text:span> es usualmente manejada por Template Toolkit, Mason o HTML::Template. </text:p>
        </text:list-item>
        <text:list-item>
          <text:p text:style-name="P30"><text:span text:style-name="T7">Controlador:</text:span> es escrita por el autor, por supuesto. Grandes fragmentos de funcionalidades usualmente se pueden conseguir con los plugins de Catalyst.</text:p>
        </text:list-item>
      </text:list>
      <text:p text:style-name="Bloque_20_2"/>
      <text:h text:style-name="P17" text:outline-level="1">Requerimientos</text:h>
      <text:list text:style-name="L3">
        <text:list-item>
          <text:p text:style-name="P31">Instalación básica del Sistema Operativo GNU/Linux Debian “Lenny” versión 5.0, arquitectura i386.</text:p>
        </text:list-item>
        <text:list-item>
          <text:p text:style-name="P31">Espejo local del repositorio de Debian 5.0 aka Lenny. <text:s/></text:p>
        </text:list-item>
        <text:list-item>
          <text:p text:style-name="P31">Para instalar la base de datos, necesita el servidor de base de datos PostgresSQL 8.3, que viene en el paquete </text:p>
        </text:list-item>
        <text:list-item>
          <text:p text:style-name="P31">Paquetes principalmente requeridos. </text:p>
        </text:list-item>
      </text:list>
      <text:list text:style-name="L4">
        <text:list-item>
          <text:list>
            <text:list-item>
              <text:p text:style-name="P32">Perl</text:p>
            </text:list-item>
            <text:list-item>
              <text:p text:style-name="P33">Build-essential</text:p>
            </text:list-item>
            <text:list-item>
              <text:p text:style-name="P33">Unzip</text:p>
            </text:list-item>
            <text:list-item>
              <text:p text:style-name="P33">Libpq-dev</text:p>
            </text:list-item>
            <text:list-item>
              <text:p text:style-name="P33">Git-core</text:p>
            </text:list-item>
            <text:list-item>
              <text:p text:style-name="P33">Postgresql</text:p>
            </text:list-item>
            <text:list-item>
              <text:p text:style-name="P33">OpenLDAP</text:p>
            </text:list-item>
            <text:list-item>
              <text:p text:style-name="P33">Libxml2-dev</text:p>
            </text:list-item>
            <text:list-item>
              <text:p text:style-name="P33">Locales</text:p>
            </text:list-item>
            <text:list-item>
              <text:p text:style-name="P33">Vim</text:p>
            </text:list-item>
          </text:list>
        </text:list-item>
      </text:list>
      <text:h text:style-name="Heading_20_1" text:outline-level="1" text:is-list-header="true" text:restart-numbering="true" text:start-value="1"/>
      <text:h text:style-name="P17"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4">covetel-server:~# aptitude install git-core build-essential <text:span text:style-name="T13">unzip</text:span> libpq-dev libxml2-dev <text:span text:style-name="T13">locales</text:span> libexpat1-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34">en_US.UTF-8 UTF-8</text:p>
        </text:list-item>
        <text:list-item>
          <text:p text:style-name="P34">es_ES.UTF-8 UTF-8</text:p>
        </text:list-item>
        <text:list-item>
          <text:p text:style-name="P34">es_VE.UTF-8 UTF-8</text:p>
        </text:list-item>
      </text:list>
      <text:p text:style-name="Text_20_body"/>
      <text:p text:style-name="Text_20_body">Por favor seleccione <text:span text:style-name="T7">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6"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7">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covetel-server:~# cd /opt/CNTI-14-09/ </text:p>
      <text:h text:style-name="Heading_20_3" text:outline-level="3">Comando: Crear la rama local Desarrollo</text:h>
      <text:p text:style-name="Codigo">covetel-server:~/opt/CNTI-14-09# git branch Desarrollo --track origin/Desarrollo </text:p>
      <text:p text:style-name="Codigo">Branch Desarrollo set up to track remote branch refs/remotes/origin/Desarrollo.</text:p>
      <text:h text:style-name="Heading_20_3" text:outline-level="3">Comando: Verificar que exista la rama Desarrollo</text:h>
      <text:p text:style-name="Codigo">covetel-server:~/opt/CNTI-14-09# git branch </text:p>
      <text:p text:style-name="Codigo"><text:s text:c="2"/>Desarrollo </text:p>
      <text:p text:style-name="Codigo">* master </text:p>
      <text:h text:style-name="Heading_20_3" text:outline-level="3">Comando: Cambiarse a la rama Desarrollo</text:h>
      <text:p text:style-name="Codigo">covetel-server:~/opt/CNTI-14-09# git checkout Desarrollo </text:p>
      <text:p text:style-name="Codigo">Switched to branch "Desarrollo" </text:p>
      <text:p text:style-name="Text_20_body">Ahora se encuentra en la rama Desarrollo, puede verificar en que rama se encuentra, utilizando el comando <text:span text:style-name="T7">git branch</text:span><text:span text:style-name="T4">, este comando lista las ramas locales y coloca un asterisco (*) en la rama que se encuentra en uso, ejemplo:</text:span></text:p>
      <text:p text:style-name="P47">covetel-server:~/opt/CNTI-14-09# git branch </text:p>
      <text:p text:style-name="Codigo"><text:span text:style-name="T4">* Desarrollo </text:span></text:p>
      <text:h text:style-name="P43" text:outline-level="2"><text:soft-page-break/>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Heading_20_3" text:outline-level="3" text:is-list-header="true"><text:span text:style-name="T8"/></text:h>
      <text:p text:style-name="Text_20_body"><text:span text:style-name="T8"><text:tab/>La ejecución de este script, va a chequear cada una de las dependencias, es importante que en cada una de las dependencias aparezca la palabra </text:span><text:span text:style-name="T11">loaded.</text:span><text:span text:style-name="T8"> La salida de este script , debe ser exactamente igual al siguiente cuadro. </text:span></text:p>
      <text:p text:style-name="Text_20_body"><text:span text:style-name="T8"/></text:p>
      <text:p text:style-name="P52">include /opt/CNTI-14-09/CNTI1409/inc/Module/Install.pm</text:p>
      <text:p text:style-name="P53">include inc/Module/Install/Metadata.pm</text:p>
      <text:p text:style-name="P53">include inc/Module/Install/Base.pm</text:p>
      <text:p text:style-name="P53">Cannot determine perl version info from lib/CNTI1409.pm</text:p>
      <text:p text:style-name="P53">include inc/Module/Install/Scripts.pm</text:p>
      <text:p text:style-name="P53">include inc/Module/Install/Makefile.pm</text:p>
      <text:p text:style-name="P53">include inc/Module/Install/AutoInstall.pm</text:p>
      <text:p text:style-name="P53">include inc/Module/Install/Include.pm</text:p>
      <text:p text:style-name="P53">include inc/Module/AutoInstall.pm</text:p>
      <text:p text:style-name="P53">*** Module::AutoInstall version 1.03</text:p>
      <text:p text:style-name="P53">*** Checking for Perl dependencies...</text:p>
      <text:p text:style-name="P53">[Core Features]</text:p>
      <text:p text:style-name="P53">- Test::More <text:s text:c="32"/>...loaded. (0.94 &gt;= 0.88)</text:p>
      <text:p text:style-name="P53">- AutoLoader <text:s text:c="32"/>...loaded. (5.63)</text:p>
      <text:p text:style-name="P53">- XML::Parser <text:s text:c="31"/>...loaded. (2.36)</text:p>
      <text:p text:style-name="P53">- Catalyst::Runtime <text:s text:c="25"/>...loaded. (5.8002 &gt;= 5.80020)</text:p>
      <text:p text:style-name="P53">- Catalyst::Action::RenderView <text:s text:c="14"/>...loaded. (0.14 &gt;= 0.14)</text:p>
      <text:p text:style-name="P53">- Catalyst::Plugin::ConfigLoader <text:s text:c="12"/>...loaded. (0.27 &gt;= 0.27)</text:p>
      <text:p text:style-name="P53">- Catalyst::Plugin::Static::Simple <text:s text:c="10"/>...loaded. (0.29 &gt;= 0.29)</text:p>
      <text:p text:style-name="P53">- Catalyst::Plugin::Authentication <text:s text:c="10"/>...loaded. (0.10016 &gt;= 0.10016)</text:p>
      <text:p text:style-name="P53">- Catalyst::Plugin::Unicode::Encoding <text:s text:c="7"/>...loaded. (0.8 &gt;= 0.8)</text:p>
      <text:p text:style-name="P53">- Catalyst::Plugin::Session <text:s text:c="17"/>...loaded. (0.29 &gt;= 0.29)</text:p>
      <text:p text:style-name="P53">- Catalyst::Plugin::Session::Store::FastMmap ...loaded. (0.13 &gt;= 0.13)</text:p>
      <text:p text:style-name="P53">- Catalyst::Plugin::Session::State::Cookie <text:s text:c="2"/>...loaded. (0.17 &gt;= 0.17)</text:p>
      <text:p text:style-name="P53">- Catalyst::Plugin::Breadcrumbs <text:s text:c="13"/>...loaded. (3 &gt;= 3)</text:p>
      <text:p text:style-name="P53">- Catalyst::Plugin::StackTrace <text:s text:c="14"/>...loaded. (0.11 &gt;= 0.11)</text:p>
      <text:p text:style-name="P53">- Catalyst::Controller::REST <text:s text:c="16"/>...loaded. (0.83 &gt;= 0.83)</text:p>
      <text:p text:style-name="P53">- Catalyst::Controller::HTML::FormFu <text:s text:c="8"/>...loaded. (0.06001 &gt;= 0.06001)</text:p>
      <text:p text:style-name="P53">- Catalyst::Plugin::Authentication <text:s text:c="10"/>...loaded. (0.10016 &gt;= 0.10016)</text:p>
      <text:p text:style-name="P53">- Catalyst::Authentication::Store::LDAP <text:s text:c="5"/>...loaded. (1.006 &gt;= 1.006)</text:p>
      <text:p text:style-name="P53">- Catalyst::Plugin::Authorization::Roles <text:s text:c="4"/>...loaded. (0.08 &gt;= 0.08)</text:p>
      <text:p text:style-name="P53">- Catalyst::Model::LDAP <text:s text:c="21"/>...loaded. (0.17 &gt;= 0.17)</text:p>
      <text:p text:style-name="P53">- Catalyst::Model::DBIC::Schema <text:s text:c="13"/>...loaded. (0.4 &gt;= 0.40)</text:p>
      <text:p text:style-name="P53"><text:soft-page-break/>- Catalyst::View::TT <text:s text:c="24"/>...loaded. (0.31 &gt;= 0.31)</text:p>
      <text:p text:style-name="P53">- DBIx::Class <text:s text:c="31"/>...loaded. (0.08118 &gt;= 0.08118)</text:p>
      <text:p text:style-name="P53">- Moose <text:s text:c="37"/>...loaded. (0.98 &gt;= 0.98)</text:p>
      <text:p text:style-name="P53">- Moose::Role <text:s text:c="31"/>...loaded. (0.98 &gt;= 0.98)</text:p>
      <text:p text:style-name="P53">- namespace::autoclean <text:s text:c="22"/>...loaded. (0.09 &gt;= 0.09)</text:p>
      <text:p text:style-name="P53">- Config::General <text:s text:c="27"/>...loaded. (2.44 &gt;= 2.44)</text:p>
      <text:p text:style-name="P53">- common::sense <text:s text:c="29"/>...loaded. (3.0 &gt;= 3.0)</text:p>
      <text:p text:style-name="P53">- Config::Any::YAML <text:s text:c="25"/>...loaded. (0)</text:p>
      <text:p text:style-name="P53">- Data::Dumper <text:s text:c="30"/>...loaded. (2.121_14 &gt;= 2.121_14)</text:p>
      <text:p text:style-name="P53">- DateTime <text:s text:c="34"/>...loaded. (0.53 &gt;= 0.53)</text:p>
      <text:p text:style-name="P53">- Digest::MD5 <text:s text:c="31"/>...loaded. (2.36_01)</text:p>
      <text:p text:style-name="P53">- Encode <text:s text:c="36"/>...loaded. (2.23 &gt;= 2.23)</text:p>
      <text:p text:style-name="P53">- File::MMagic <text:s text:c="30"/>...loaded. (1.27 &gt;= 1.27)</text:p>
      <text:p text:style-name="P53">- HTML::TreeBuilder <text:s text:c="25"/>...loaded. (3.23 &gt;= 3.23)</text:p>
      <text:p text:style-name="P53">- JSON::XS <text:s text:c="34"/>...loaded. (2.27 &gt;= 2.27)</text:p>
      <text:p text:style-name="P53">- lib <text:s text:c="39"/>...loaded. (0.5565 &gt;= 0.5565)</text:p>
      <text:p text:style-name="P53">- POSIX <text:s text:c="37"/>...loaded. (1.13 &gt;= 1.13)</text:p>
      <text:p text:style-name="P53">- Try::Tiny <text:s text:c="33"/>...loaded. (0.04 &gt;= 0.04)</text:p>
      <text:p text:style-name="P53">- URI <text:s text:c="39"/>...loaded. (1.52 &gt;= 1.52)</text:p>
      <text:p text:style-name="P53">- utf8 <text:s text:c="38"/>...loaded. (1.07 &gt;= 1.07)</text:p>
      <text:p text:style-name="P53">- WebService::Validator::CSS::W3C <text:s text:c="11"/>...loaded. (0.2 &gt;= 0.2)</text:p>
      <text:p text:style-name="P53">- WebService::Validator::HTML::W3C <text:s text:c="10"/>...loaded. (0.26 &gt;= 0.26)</text:p>
      <text:p text:style-name="P53">- WWW::Mechanize <text:s text:c="28"/>...loaded. (1.60 &gt;= 1.60)</text:p>
      <text:p text:style-name="P53">- WWW::Mechanize::Cached <text:s text:c="20"/>...loaded. (1.35 &gt;= 1.35)</text:p>
      <text:p text:style-name="P53">- XML::LibXML <text:s text:c="31"/>...loaded. (1.70 &gt;= 1.70)</text:p>
      <text:p text:style-name="P53">- HTML::FormFu <text:s text:c="30"/>...loaded. (0.06001 &gt;= 0.06001)</text:p>
      <text:p text:style-name="P53">- HTML::FormFu::Model::DBIC <text:s text:c="17"/>...loaded. (0.06 &gt;= 0.06000)</text:p>
      <text:p text:style-name="P53">- HTML::FormFu::Validator <text:s text:c="19"/>...loaded. (0)</text:p>
      <text:p text:style-name="P53">- DBD::Pg <text:s text:c="35"/>...loaded. (2.16.1)</text:p>
      <text:p text:style-name="P53">- DateTime::Format::Pg <text:s text:c="22"/>...loaded. (0.16004 &gt;= 0.16004)</text:p>
      <text:p text:style-name="P53">- Sub::Uplevel <text:s text:c="30"/>...loaded. (0.22 &gt;= 0.22)</text:p>
      <text:p text:style-name="P53">- CSS::Tiny <text:s text:c="33"/>...loaded. (1.15 &gt;= 1.15)</text:p>
      <text:p text:style-name="P53">- Template::Latex <text:s text:c="27"/>...loaded. (3.0001 &gt;= 3.0001)</text:p>
      <text:p text:style-name="P53"><text:soft-page-break/>- LaTeX::Encode <text:s text:c="29"/>...loaded. (0.03 &gt;= 0.03)</text:p>
      <text:p text:style-name="P53">*** Module::AutoInstall configuration finished.</text:p>
      <text:p text:style-name="P53">include inc/Module/Install/WriteAll.pm</text:p>
      <text:p text:style-name="P53">include inc/Module/Install/Win32.pm</text:p>
      <text:p text:style-name="P53">include inc/Module/Install/Can.pm</text:p>
      <text:p text:style-name="P53">include inc/Module/Install/Fetch.pm</text:p>
      <text:p text:style-name="P53">Writing Makefile for CNTI1409</text:p>
      <text:p text:style-name="P53">Writing META.yml</text:p>
      <text:p text:style-name="P36"/>
      <text:h text:style-name="P17"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7">validador, </text:span><text:span text:style-name="T4">el usuario de la base de datos se llama</text:span><text:span text:style-name="T7"> admin </text:span><text:span text:style-name="T4">y la dirección IP que ve en el ejemplo </text:span><text:span text:style-name="T7">192.168.1.129/32</text:span><text:span text:style-name="T4">,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29"/>
      <text:p text:style-name="Text_20_body"><text:span text:style-name="T4"><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7">configuracion.yml</text:span><text:span text:style-name="T4">.</text:span></text:p>
      <text:p text:style-name="Text_20_body"><text:span text:style-name="T4"/></text:p>
      <text:p text:style-name="Text_20_body"><text:span text:style-name="T4"/></text:p>
      <text:h text:style-name="P43" text:outline-level="2"><text:soft-page-break/>Crear la base de datos. </text:h>
      <text:h text:style-name="P39"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7">validador</text:span>, que pertenece al usuario <text:span text:style-name="T7">admin</text:span>. </text:p>
      <text:p text:style-name="Codigo">$ create</text:p>
      <text:p text:style-name="Text_20_body"><text:span text:style-name="T4"/></text:p>
      <text:list text:style-name="Numbering_20_1">
        <text:list-item>
          <text:list>
            <text:list-item>
              <text:h text:style-name="P44" text:outline-level="2">Creación de la Base de Datos</text:h>
            </text:list-item>
          </text:list>
        </text:list-item>
      </text:list>
      <text:p text:style-name="Bloque_20_3">Iniciar sesión como usuario postgres</text:p>
      <table:table table:name="Tabla14" table:style-name="Tabla14">
        <table:table-column table:style-name="Tabla14.A"/>
        <table:table-row>
          <table:table-cell table:style-name="Tabla14.A1" office:value-type="string">
            <text:p text:style-name="Bloque_20_Tabla"><text:span text:style-name="T7">install-svpcnti:~/CNTI-14-09#</text:span> su postgres</text:p>
          </table:table-cell>
        </table:table-row>
      </table:table>
      <text:p text:style-name="Text_20_body"/>
      <text:p text:style-name="Bloque_20_3">Crear usuario admin con password <text:span text:style-name="T7">123321...</text:span></text:p>
      <table:table table:name="Tabla15" table:style-name="Tabla15">
        <table:table-column table:style-name="Tabla15.A"/>
        <text:soft-page-break/>
        <table:table-row>
          <table:table-cell table:style-name="Tabla15.A1" office:value-type="string">
            <text:p text:style-name="Bloque_20_Tabla"><text:span text:style-name="T7">postgres@install-svpcnti:/root/CNTI-14-09$</text:span> createuser -P admin</text:p>
            <text:p text:style-name="P12">Ingrese la contraseña para el nuevo rol: &lt;123321...&gt;</text:p>
            <text:p text:style-name="P12">Ingrésela nuevamente: &lt;123321...&gt;</text:p>
            <text:p text:style-name="P12">¿Será el nuevo rol un superusuario? (s/n) s</text:p>
          </table:table-cell>
        </table:table-row>
      </table:table>
      <text:p text:style-name="Text_20_body"/>
      <text:p text:style-name="Bloque_20_3">Crear una base de datos con nombre <text:span text:style-name="T7">validador</text:span></text:p>
      <table:table table:name="Tabla16" table:style-name="Tabla16">
        <table:table-column table:style-name="Tabla16.A"/>
        <table:table-row>
          <table:table-cell table:style-name="Tabla16.A1" office:value-type="string">
            <text:p text:style-name="Bloque_20_Tabla"><text:span text:style-name="T7">postgres@install-svpcnti:/root/CNTI-14-09$</text:span> </text:p>
            <text:p text:style-name="Bloque_20_Tabla"><text:s text:c="3"/>createdb -h localhost -U admin -W validador</text:p>
            <text:p text:style-name="P12">Contraseña: &lt;123321...&gt;</text:p>
          </table:table-cell>
        </table:table-row>
      </table:table>
      <text:p text:style-name="P9"/>
      <text:p text:style-name="Bloque_20_3">Generar la base de datos con ayuda del script <text:span text:style-name="T7">dbvalidador.sql</text:span></text:p>
      <table:table table:name="Tabla17" table:style-name="Tabla17">
        <table:table-column table:style-name="Tabla17.A"/>
        <table:table-row>
          <table:table-cell table:style-name="Tabla17.A1" office:value-type="string">
            <text:p text:style-name="Bloque_20_Tabla"><text:span text:style-name="T7">postgres@install-svpcnti:/root/CNTI-14-09/ModeladoDatos$</text:span> </text:p>
            <text:p text:style-name="Bloque_20_Tabla"><text:s text:c="3"/>psql -h localhost -U admin -W validador -f dbvalidador.sql</text:p>
            <text:p text:style-name="P12">Contraseña: &lt;123321...&gt;</text:p>
            <text:p text:style-name="Bloque_20_Tabla"><text:span text:style-name="T7">postgres@install-svpcnti:/root/CNTI-14-09/ModeladoDatos$</text:span> exit</text:p>
          </table:table-cell>
        </table:table-row>
      </table:table>
      <text:p text:style-name="Text_20_body"/>
      <text:p text:style-name="Text_20_body"/>
      <text:p text:style-name="Text_20_body"/>
      <text:p text:style-name="Text_20_body"/>
      <text:p text:style-name="Text_20_body"/>
      <text:p text:style-name="Text_20_body"/>
      <text:list text:style-name="Numbering_20_1" text:continue-numbering="true">
        <text:list-item>
          <text:list text:continue-numbering="true">
            <text:list-item>
              <text:h text:style-name="P44" text:outline-level="2">Checkout a la rama Desarrollo</text:h>
            </text:list-item>
          </text:list>
        </text:list-item>
      </text:list>
      <table:table table:name="Tabla22" table:style-name="Tabla22">
        <table:table-column table:style-name="Tabla22.A"/>
        <table:table-row>
          <table:table-cell table:style-name="Tabla22.A1" office:value-type="string">
            <text:p text:style-name="Bloque_20_Tabla"><text:span text:style-name="T7">install-svpcnti:~/CNTI-14-09# </text:span><text:span text:style-name="T4">git checkout Desarrollo</text:span></text:p>
          </table:table-cell>
        </table:table-row>
      </table:table>
      <text:h text:style-name="Heading_20_2" text:outline-level="2"/>
      <text:list text:style-name="Numbering_20_1" text:continue-numbering="true">
        <text:list-item>
          <text:list text:continue-numbering="true">
            <text:list-item>
              <text:h text:style-name="P44" text:outline-level="2">Ejecución del Sistema</text:h>
            </text:list-item>
          </text:list>
        </text:list-item>
      </text:list>
      <text:p text:style-name="Bloque_20_3">Catalyst provee su propio servidor de pruebas y desarrollo, que puede ser fácilmente iniciado de la siguiente manera.</text:p>
      <table:table table:name="Tabla13" table:style-name="Tabla13">
        <table:table-column table:style-name="Tabla13.A"/>
        <text:soft-page-break/>
        <table:table-row>
          <table:table-cell table:style-name="Tabla13.A1" office:value-type="string">
            <text:p text:style-name="Bloque_20_Tabla"><text:span text:style-name="T7">install-svpcnti:~/CNTI-14-09#</text:span><text:span text:style-name="T4"> cd CNTI1409</text:span></text:p>
            <text:p text:style-name="Bloque_20_Tabla"><text:span text:style-name="T7">install-svpcnti:~/CNTI-14-09/CNTI1409#</text:span> ./script/cnti1409_server.pl</text:p>
            <text:p text:style-name="Bloque_20_Tabla">You can connect to your server at <text:span text:style-name="T7">http://install-svpcnti:3000</text:span></text:p>
          </table:table-cell>
        </table:table-row>
      </table:table>
      <text:p text:style-name="Text_20_body"/>
      <text:p text:style-name="Bloque_20_3">Para probar el sistema se debe ir a la dirección URL que indica el servidor de pruebas de Catalyst.</text:p>
      <text:p text:style-name="Text_20_body"/>
      <text:h text:style-name="P17" text:outline-level="1"><text:span text:style-name="T12">Conclusiones</text:span> y Recomendaciones</text:h>
      <text:list text:style-name="List_20_1">
        <text:list-item text:start-value="1">
          <text:p text:style-name="P46">El proceso de instalación del Sistema es fácil, sin embargo requiere de tiempo y atención del administrador del sistema.</text:p>
        </text:list-item>
        <text:list-item>
          <text:p text:style-name="P46">En el proceso de instalación seleccione las opciones por defecto a las preguntas que se realizan.</text:p>
        </text:list-item>
        <text:list-item>
          <text:p text:style-name="P46">Por favor lea cuidadosamente los mensajes, antes de tomar una decisión. </text:p>
        </text:list-item>
      </text:list>
      <text:p text:style-name="Bloque_20_1"/>
      <text:h text:style-name="P17" text:outline-level="1">Referencias</text:h>
      <text:list text:style-name="Numbering_20_2">
        <text:list-item text:start-value="1">
          <text:p text:style-name="P35"><text:span text:style-name="T8">Comunidad de Desarrollo de Perl. CPAN </text:span><text:a xlink:type="simple" xlink:href="http://search.cpan.org/~andk/CPAN-1.9402/"><text:span text:style-name="T8">http://search.cpan.org/~andk/CPAN-1.9402/</text:span></text:a><text:span text:style-name="T8">. Consultado el <text:s/>10 de Junio de 2010</text:span></text:p>
        </text:list-item>
        <text:list-item>
          <text:p text:style-name="P35"><text:span text:style-name="T8">Kennedy Clark. Manual Oficial de Catalyst Framework. 12 de Junio de 2009. </text:span><text:a xlink:type="simple" xlink:href="http://search.cpan.org/~hkclark/Catalyst-Manual-5.8004/lib/Catalyst/Manual.pm"><text:span text:style-name="T10">http://search.cpan.org/~hkclark/Catalyst-Manual-5.8004/lib/Catalyst/Manual.pm</text:span></text:a><text:span text:style-name="T10">.</text:span><text:span text:style-name="T9"> Consultado el <text:s/>15 de Junio de 2010</text:span></text:p>
        </text:list-item>
        <text:list-item>
          <text:p text:style-name="P35"><text:span text:style-name="T8">Arthur Axel Schmidt. Introducción a DBIx::Class. 2 de Mayo de 2010. </text:span><text:a xlink:type="simple" xlink:href="http://search.cpan.org/~frew/DBIx-Class-0.08121/lib/DBIx/Class/Manual/Intro.pod"><text:span text:style-name="T8">http://search.cpan.org/~frew/DBIx-Class-0.08121/lib/DBIx/Class/Manual/Intro.pod</text:span></text:a><text:span text:style-name="T8">. Consultado el <text:s/>21 de Mayo de 2010.</text:span></text:p>
        </text:list-item>
        <text:list-item>
          <text:p text:style-name="P35"><text:span text:style-name="T8">Carl Franks. Manual Oficial de HTML::FormFu. <text:s/></text:span><text:a xlink:type="simple" xlink:href="http://search.cpan.org/~cfranks/HTML-FormFu-0.07001/lib/HTML/FormFu.pm"><text:span text:style-name="T8">http://search.cpan.org/~cfranks/HTML-FormFu-0.07001/lib/HTML/FormFu.pm</text:span></text:a><text:span text:style-name="T8">. Consultado el 21 de Mayo</text:span></text:p>
        </text:list-item>
        <text:list-item>
          <text:p text:style-name="P35"><text:span text:style-name="T8">The PostgreSQL Global Development Group. Documentación Oficial de PostgreSQL 8.3. </text:span><text:a xlink:type="simple" xlink:href="http://www.postgresql.org/docs/8.3/static/"><text:span text:style-name="T8">http://www.postgresql.org/docs/8.3/static/</text:span></text:a><text:span text:style-name="T8">.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20"><draw:image xlink:href="Pictures/100000000000030C00000040B04BEEE1.png" xlink:type="simple" xlink:show="embed" xlink:actuate="onLoad"/></draw:frame></text:p>
        <text:p text:style-name="P1"/>
        <text:p text:style-name="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21</text:page-number></text:span><text:span text:style-name="T2"> / </text:span><text:span text:style-name="T2"><text:page-count>21</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0T10:36:58</dc:date>
    <meta:keyword>Instalación</meta:keyword>
    <meta:keyword>Sistema</meta:keyword>
    <meta:keyword>CNTI1409</meta:keyword>
    <meta:editing-cycles>42</meta:editing-cycles>
    <meta:editing-duration>P1DT3H48M30S</meta:editing-duration>
    <meta:user-defined meta:name="Información 1"/>
    <meta:user-defined meta:name="Información 2"/>
    <meta:user-defined meta:name="Información 3"/>
    <meta:user-defined meta:name="Información 4"/>
    <meta:document-statistic meta:table-count="7" meta:image-count="1" meta:object-count="0" meta:page-count="21" meta:paragraph-count="293" meta:word-count="2796" meta:character-count="19919"/>
  </office:meta>
</office:document-meta>
</file>